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Bevor es richtig los geht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list text:style-name="L2">
              <text:list-item>
                <text:p text:style-name="P1"><text:span text:style-name="T1">Bitte installiert euch die zwei Apps Nativescript Playground und Nativescript Preview</text:span></text:p>
              </text:list-item>
              <text:list-item>
                <text:p text:style-name="P1"><text:span text:style-name="T1">IOS</text:span></text:p>
                <text:list>
                  <text:list-item>
                    <text:p text:style-name="P1"><text:span text:style-name="T2"><text:a xlink:href="https://apps.apple.com/us/app/nativescript-playground/id1263543946" xlink:type="simple">https://apps.apple.com/us/app/nativescript-playground/id1263543946</text:a></text:span></text:p>
                  </text:list-item>
                  <text:list-item>
                    <text:p text:style-name="P1"><text:span text:style-name="T2">https://apps.apple.com/us/app/nativescript-preview/id1264484702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"><text:span text:style-name="T2"/></text:p>
                  </text:list-header>
                </text:list>
              </text:list-item>
            </text:list>
            <text:list text:style-name="L2">
              <text:list-item>
                <text:p text:style-name="P1"><text:span text:style-name="T1">Android</text:span><text:span text:style-name="T1"><text:tab/></text:span></text:p>
                <text:list>
                  <text:list-item>
                    <text:p text:style-name="P1"><text:span text:style-name="T2"><text:a xlink:href="https://play.google.com/store/apps/details?id=org.nativescript.play" xlink:type="simple">https://play.google.com/store/apps/details?id=org.nativescript.play</text:a></text:span></text:p>
                  </text:list-item>
                  <text:list-item>
                    <text:p text:style-name="P1"><text:span text:style-name="T2"><text:a xlink:href="https://play.google.com/store/apps/details?id=org.nativescript.preview" xlink:type="simple">https://play.google.com/store/apps/details?id=org.nativescript.preview</text:a></text:span></text:p>
                    <text:p text:style-name="P1"><text:span text:style-name="T2"/></text:p>
                    <text:p text:style-name="P1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blemstellung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4">
              <text:list-item>
                <text:p text:style-name="P5"><text:span text:style-name="T1">bisherige Berechnung der Dosis eines veterinärmedzinischen Medikaments aufwendig und fehleranfällig</text:span></text:p>
              </text:list-item>
              <text:list-item>
                <text:p text:style-name="P5"><text:span text:style-name="T1">Beipackzettel nehmen → Tierart heraussuchen → Therapieart heraussuchen →Art der Anwendung heraussuchen → mittels gegebener Formel Dosis berechnen</text:span></text:p>
              </text:list-item>
              <text:list-item>
                <text:p text:style-name="P5"><text:span text:style-name="T1">Große Anzahl von Schritten unter teilweise widrigen Bedingunge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ortführung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4">
              <text:list-item>
                <text:p text:style-name="P5"><text:span text:style-name="T1">Zwischendurch immer Begutachtung des Standes und der Umsetzung</text:span></text:p>
              </text:list-item>
              <text:list-item>
                <text:p text:style-name="P5"><text:span text:style-name="T1">Momentan Aufbereitung der Daten zur Einpflege in die App</text:span></text:p>
              </text:list-item>
              <text:list-item>
                <text:p text:style-name="P5"><text:span text:style-name="T1">Danach Benutzung des Prototyps und erste Erprobungen in günstigen </text:span><text:span text:style-name="T1">Szenarie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09:19.412156813</meta:creation-date>
    <dc:date>2022-01-21T09:39:30.764320755</dc:date>
    <meta:editing-duration>PT19M59S</meta:editing-duration>
    <meta:editing-cycles>4</meta:editing-cycles>
    <meta:generator>LibreOffice/6.4.7.2$Linux_X86_64 LibreOffice_project/40$Build-2</meta:generator>
    <meta:document-statistic meta:object-count="33"/>
  </office:meta>
</office:document-meta>
</file>